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CANTIDAD DE DATO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Num Bloques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288" calcext:value-type="float">
            <text:p>0.06288</text:p>
          </table:table-cell>
          <table:table-cell office:value-type="float" office:value="0.571264" calcext:value-type="float">
            <text:p>0.571264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07936" calcext:value-type="float">
            <text:p>0.00793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0576" calcext:value-type="float">
            <text:p>0.040576</text:p>
          </table:table-cell>
          <table:table-cell office:value-type="float" office:value="0.342656" calcext:value-type="float">
            <text:p>0.342656</text:p>
          </table:table-cell>
          <table:table-cell office:value-type="float" office:value="3.301632" calcext:value-type="float">
            <text:p>3.301632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06496" calcext:value-type="float">
            <text:p>0.0064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536" calcext:value-type="float">
            <text:p>0.029536</text:p>
          </table:table-cell>
          <table:table-cell office:value-type="float" office:value="0.23504" calcext:value-type="float">
            <text:p>0.23504</text:p>
          </table:table-cell>
          <table:table-cell office:value-type="float" office:value="2.180864" calcext:value-type="float">
            <text:p>2.1808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8096" calcext:value-type="float">
            <text:p>0.0080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123296" calcext:value-type="float">
            <text:p>0.123296</text:p>
          </table:table-cell>
          <table:table-cell office:value-type="float" office:value="1.104544" calcext:value-type="float">
            <text:p>1.1045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5824" calcext:value-type="float">
            <text:p>0.0058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7664" calcext:value-type="float">
            <text:p>0.017664</text:p>
          </table:table-cell>
          <table:table-cell office:value-type="float" office:value="0.070336" calcext:value-type="float">
            <text:p>0.070336</text:p>
          </table:table-cell>
          <table:table-cell office:value-type="float" office:value="0.57312" calcext:value-type="float">
            <text:p>0.57312</text:p>
          </table:table-cell>
          <table:table-cell office:value-type="float" office:value="5.588288" calcext:value-type="float">
            <text:p>5.588288</text:p>
          </table:table-cell>
          <table:table-cell office:value-type="float" office:value="0.00224" calcext:value-type="float">
            <text:p>0.0022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5392" calcext:value-type="float">
            <text:p>0.015392</text:p>
          </table:table-cell>
          <table:table-cell office:value-type="float" office:value="0.043232" calcext:value-type="float">
            <text:p>0.043232</text:p>
          </table:table-cell>
          <table:table-cell office:value-type="float" office:value="0.300064" calcext:value-type="float">
            <text:p>0.300064</text:p>
          </table:table-cell>
          <table:table-cell office:value-type="float" office:value="2.863296" calcext:value-type="float">
            <text:p>2.863296</text:p>
          </table:table-cell>
          <table:table-cell office:value-type="float" office:value="0.007104" calcext:value-type="float">
            <text:p>0.00710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0.029696" calcext:value-type="float">
            <text:p>0.029696</text:p>
          </table:table-cell>
          <table:table-cell office:value-type="float" office:value="0.172128" calcext:value-type="float">
            <text:p>0.172128</text:p>
          </table:table-cell>
          <table:table-cell office:value-type="float" office:value="1.54688" calcext:value-type="float">
            <text:p>1.54688</text:p>
          </table:table-cell>
          <table:table-cell office:value-type="float" office:value="0.007104" calcext:value-type="float">
            <text:p>0.00710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3984" calcext:value-type="float">
            <text:p>0.013984</text:p>
          </table:table-cell>
          <table:table-cell office:value-type="float" office:value="0.025376" calcext:value-type="float">
            <text:p>0.025376</text:p>
          </table:table-cell>
          <table:table-cell office:value-type="float" office:value="0.120832" calcext:value-type="float">
            <text:p>0.120832</text:p>
          </table:table-cell>
          <table:table-cell office:value-type="float" office:value="1.025056" calcext:value-type="float">
            <text:p>1.025056</text:p>
          </table:table-cell>
          <table:table-cell office:value-type="float" office:value="0.007968" calcext:value-type="float">
            <text:p>0.00796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1144" calcext:value-type="float">
            <text:p>0.1144</text:p>
          </table:table-cell>
          <table:table-cell office:value-type="float" office:value="0.966176" calcext:value-type="float">
            <text:p>0.966176</text:p>
          </table:table-cell>
          <table:table-cell office:value-type="float" office:value="9.619264" calcext:value-type="float">
            <text:p>9.61926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0.02432" calcext:value-type="float">
            <text:p>0.02432</text:p>
          </table:table-cell>
          <table:table-cell office:value-type="float" office:value="0.115776" calcext:value-type="float">
            <text:p>0.115776</text:p>
          </table:table-cell>
          <table:table-cell office:value-type="float" office:value="0.977728" calcext:value-type="float">
            <text:p>0.977728</text:p>
          </table:table-cell>
          <table:table-cell office:value-type="float" office:value="9.6968" calcext:value-type="float">
            <text:p>9.6968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0.028192" calcext:value-type="float">
            <text:p>0.028192</text:p>
          </table:table-cell>
          <table:table-cell office:value-type="float" office:value="0.153728" calcext:value-type="float">
            <text:p>0.153728</text:p>
          </table:table-cell>
          <table:table-cell office:value-type="float" office:value="1.33376" calcext:value-type="float">
            <text:p>1.33376</text:p>
          </table:table-cell>
          <table:table-cell office:value-type="float" office:value="13.560256" calcext:value-type="float">
            <text:p>13.5602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0:18:46.808101045</meta:creation-date>
    <dc:date>2018-05-18T01:01:21.195026144</dc:date>
    <meta:editing-duration>PT12M14S</meta:editing-duration>
    <meta:editing-cycles>1</meta:editing-cycles>
    <meta:document-statistic meta:table-count="1" meta:cell-count="73" meta:object-count="0"/>
    <meta:generator>LibreOffice/5.1.6.2$Linux_X86_64 LibreOffice_project/10m0$Build-2</meta:generator>
  </office:meta>
</office:document-meta>
</file>